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8: View community details and subscribe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177264873168980459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4370260138557192732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6287042594925171322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8:25.51</dc:date>
    <dc:creator>Arvind Srivastava</dc:creator>
    <meta:editing-duration>PT50M51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42"/>
  </office:meta>
</office:document-meta>
</file>